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781a6" officeooo:paragraph-rsid="006766c7"/>
    </style:style>
    <style:style style:name="P2" style:family="paragraph" style:parent-style-name="Text_20_body">
      <style:text-properties officeooo:paragraph-rsid="006766c7"/>
    </style:style>
    <style:style style:name="P3" style:family="paragraph" style:parent-style-name="Text_20_body">
      <style:text-properties officeooo:rsid="006fa269" officeooo:paragraph-rsid="006fa269"/>
    </style:style>
    <style:style style:name="P4" style:family="paragraph" style:parent-style-name="Text_20_body">
      <style:text-properties officeooo:rsid="0078d45a" officeooo:paragraph-rsid="0078d45a"/>
    </style:style>
    <style:style style:name="P5" style:family="paragraph" style:parent-style-name="Text_20_body">
      <style:text-properties officeooo:rsid="0078d45a" officeooo:paragraph-rsid="00876170"/>
    </style:style>
    <style:style style:name="P6" style:family="paragraph" style:parent-style-name="Text_20_body">
      <style:text-properties officeooo:rsid="00364656" officeooo:paragraph-rsid="007748e7"/>
    </style:style>
    <style:style style:name="P7" style:family="paragraph" style:parent-style-name="Text_20_body">
      <style:text-properties officeooo:rsid="0079cc58" officeooo:paragraph-rsid="0079cc58"/>
    </style:style>
    <style:style style:name="P8" style:family="paragraph" style:parent-style-name="Text_20_body">
      <style:text-properties officeooo:paragraph-rsid="005dd242"/>
    </style:style>
    <style:style style:name="P9" style:family="paragraph" style:parent-style-name="Text_20_body">
      <style:text-properties officeooo:paragraph-rsid="008467d3"/>
    </style:style>
    <style:style style:name="P10" style:family="paragraph" style:parent-style-name="Text_20_body">
      <style:text-properties officeooo:rsid="00899c39" officeooo:paragraph-rsid="00899c39"/>
    </style:style>
    <style:style style:name="P11" style:family="paragraph" style:parent-style-name="Text_20_body">
      <style:text-properties officeooo:rsid="008b7647" officeooo:paragraph-rsid="008b7647"/>
    </style:style>
    <style:style style:name="P12" style:family="paragraph" style:parent-style-name="Text_20_body">
      <style:text-properties fo:font-style="normal" fo:font-weight="normal" officeooo:rsid="0078d45a" officeooo:paragraph-rsid="008e9bee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901f50" officeooo:paragraph-rsid="00901f5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rsid="009240d1" officeooo:paragraph-rsid="009240d1"/>
    </style:style>
    <style:style style:name="P15" style:family="paragraph" style:parent-style-name="Text_20_body">
      <style:text-properties officeooo:rsid="0092ee3e" officeooo:paragraph-rsid="0092ee3e"/>
    </style:style>
    <style:style style:name="P16" style:family="paragraph" style:parent-style-name="Text_20_body">
      <style:text-properties officeooo:rsid="00856c02" officeooo:paragraph-rsid="00856c02"/>
    </style:style>
    <style:style style:name="P17" style:family="paragraph" style:parent-style-name="Standard">
      <style:text-properties officeooo:rsid="005781a6" officeooo:paragraph-rsid="006766c7"/>
    </style:style>
    <style:style style:name="P18" style:family="paragraph" style:parent-style-name="Standard">
      <style:text-properties officeooo:rsid="00899c39" officeooo:paragraph-rsid="00899c3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99c39"/>
    </style:style>
    <style:style style:name="P21" style:family="paragraph" style:parent-style-name="Heading_20_1">
      <style:text-properties officeooo:rsid="00822451" officeooo:paragraph-rsid="00822451"/>
    </style:style>
    <style:style style:name="P22" style:family="paragraph" style:parent-style-name="Heading_20_1">
      <style:text-properties officeooo:rsid="00822451" officeooo:paragraph-rsid="00841e76"/>
    </style:style>
    <style:style style:name="P23" style:family="paragraph" style:parent-style-name="Heading_20_1">
      <style:text-properties officeooo:rsid="00822451" officeooo:paragraph-rsid="0095d800"/>
    </style:style>
    <style:style style:name="P24" style:family="paragraph" style:parent-style-name="Text_20_body" style:list-style-name="L1">
      <style:text-properties officeooo:paragraph-rsid="0095d800"/>
    </style:style>
    <style:style style:name="P25" style:family="paragraph" style:parent-style-name="Text_20_body" style:list-style-name="L1">
      <style:text-properties officeooo:rsid="0084e62e" officeooo:paragraph-rsid="0084e62e"/>
    </style:style>
    <style:style style:name="P26" style:family="paragraph" style:parent-style-name="Text_20_body" style:list-style-name="L1">
      <style:text-properties officeooo:rsid="0084e62e" officeooo:paragraph-rsid="0095d800"/>
    </style:style>
    <style:style style:name="P27" style:family="paragraph" style:parent-style-name="Text_20_body" style:list-style-name="L1">
      <style:text-properties officeooo:rsid="00880442" officeooo:paragraph-rsid="0095d800"/>
    </style:style>
    <style:style style:name="P28" style:family="paragraph" style:parent-style-name="Text_20_body">
      <style:text-properties officeooo:rsid="00880442" officeooo:paragraph-rsid="0095d800"/>
    </style:style>
    <style:style style:name="P29" style:family="paragraph" style:parent-style-name="Text_20_body">
      <style:text-properties officeooo:rsid="008ccf60" officeooo:paragraph-rsid="008ccf60"/>
    </style:style>
    <style:style style:name="P30" style:family="paragraph" style:parent-style-name="Text_20_body">
      <style:text-properties officeooo:rsid="005dd242" officeooo:paragraph-rsid="005dd242"/>
    </style:style>
    <style:style style:name="P31" style:family="paragraph" style:parent-style-name="Text_20_body">
      <style:text-properties officeooo:paragraph-rsid="0095d800"/>
    </style:style>
    <style:style style:name="P32" style:family="paragraph" style:parent-style-name="Text_20_body">
      <style:text-properties officeooo:rsid="005781a6" officeooo:paragraph-rsid="006766c7"/>
    </style:style>
    <style:style style:name="P33" style:family="paragraph" style:parent-style-name="Text_20_body">
      <style:text-properties officeooo:rsid="005781a6" officeooo:paragraph-rsid="0095d800"/>
    </style:style>
    <style:style style:name="P34" style:family="paragraph" style:parent-style-name="Text_20_body">
      <style:text-properties officeooo:rsid="00559d02" officeooo:paragraph-rsid="0095d800"/>
    </style:style>
    <style:style style:name="P35" style:family="paragraph" style:parent-style-name="Text_20_body" style:list-style-name="L1">
      <style:text-properties officeooo:rsid="0095d800" officeooo:paragraph-rsid="0095d800"/>
    </style:style>
    <style:style style:name="P36" style:family="paragraph" style:parent-style-name="Text_20_body">
      <style:text-properties officeooo:rsid="0095d800" officeooo:paragraph-rsid="0095d800"/>
    </style:style>
    <style:style style:name="P37" style:family="paragraph" style:parent-style-name="Text_20_body">
      <style:text-properties officeooo:rsid="008b7647" officeooo:paragraph-rsid="008ccf60"/>
    </style:style>
    <style:style style:name="P38" style:family="paragraph" style:parent-style-name="Heading_20_4">
      <style:text-properties style:font-name="Times New Roman" fo:font-size="12pt" fo:font-style="normal" fo:font-weight="normal" officeooo:rsid="0095d800" officeooo:paragraph-rsid="0095d80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4">
      <style:text-properties style:font-name="Arial" fo:font-size="16.1000003814697pt" fo:font-weight="bold" officeooo:rsid="0095d800" officeooo:paragraph-rsid="0082245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40" style:family="paragraph" style:parent-style-name="Heading_20_4">
      <style:text-properties style:font-name="Arial" fo:font-size="16.1000003814697pt" fo:font-weight="bold" officeooo:rsid="0095d800" officeooo:paragraph-rsid="00904d3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41" style:family="paragraph" style:parent-style-name="Heading_20_4">
      <style:text-properties style:font-name="Arial" fo:font-size="16.1000003814697pt" fo:font-style="italic" fo:font-weight="bold" officeooo:rsid="0095d800" officeooo:paragraph-rsid="0087617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P42" style:family="paragraph" style:parent-style-name="Heading_20_4">
      <style:text-properties officeooo:rsid="00937366" officeooo:paragraph-rsid="00856c0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fa269" style:font-style-asian="italic" style:font-style-complex="italic"/>
    </style:style>
    <style:style style:name="T3" style:family="text">
      <style:text-properties fo:font-style="italic" officeooo:rsid="003de07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79cc5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8527a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76170" style:font-style-asian="italic" style:font-weight-asian="bold" style:font-style-complex="italic" style:font-weight-complex="bold"/>
    </style:style>
    <style:style style:name="T8" style:family="text">
      <style:text-properties officeooo:rsid="005781a6"/>
    </style:style>
    <style:style style:name="T9" style:family="text">
      <style:text-properties fo:color="#000000" style:font-name="Monospace1" fo:font-size="10pt" style:font-size-asian="10pt"/>
    </style:style>
    <style:style style:name="T10" style:family="text">
      <style:text-properties fo:color="#000000" style:font-name="Monospace1" fo:font-size="10pt" officeooo:rsid="0084e62e" style:font-size-asian="10pt"/>
    </style:style>
    <style:style style:name="T11" style:family="text">
      <style:text-properties officeooo:rsid="006fa269"/>
    </style:style>
    <style:style style:name="T12" style:family="text">
      <style:text-properties officeooo:rsid="00805eae"/>
    </style:style>
    <style:style style:name="T13" style:family="text">
      <style:text-properties officeooo:rsid="0081a414"/>
    </style:style>
    <style:style style:name="T14" style:family="text">
      <style:text-properties officeooo:rsid="00822451"/>
    </style:style>
    <style:style style:name="T15" style:family="text">
      <style:text-properties officeooo:rsid="00876170"/>
    </style:style>
    <style:style style:name="T16" style:family="text">
      <style:text-properties fo:color="#3c3c3c" style:font-name="Monospace" fo:font-size="14pt" style:font-size-asian="14pt"/>
    </style:style>
    <style:style style:name="T17" style:family="text">
      <style:text-properties fo:color="#3c3c3c" style:font-name="Monospace" fo:font-size="14pt" fo:background-color="#e8f2fe" loext:char-shading-value="0" style:font-size-asian="14pt"/>
    </style:style>
    <style:style style:name="T18" style:family="text">
      <style:text-properties fo:color="#3c3c3c" style:font-name="Monospace" fo:font-size="14pt" style:text-underline-style="solid" style:text-underline-width="auto" style:text-underline-color="font-color" style:font-size-asian="14pt"/>
    </style:style>
    <style:style style:name="T19" style:family="text">
      <style:text-properties fo:color="#008080" style:font-name="Monospace" fo:font-size="14pt" style:font-size-asian="14pt"/>
    </style:style>
    <style:style style:name="T20" style:family="text">
      <style:text-properties fo:color="#3f7f7f" style:font-name="Monospace" fo:font-size="14pt" style:font-size-asian="14pt"/>
    </style:style>
    <style:style style:name="T21" style:family="text">
      <style:text-properties officeooo:rsid="00904d34"/>
    </style:style>
    <style:style style:name="T22" style:family="text">
      <style:text-properties officeooo:rsid="0092ee3e"/>
    </style:style>
    <style:style style:name="T23" style:family="text">
      <style:text-properties officeooo:rsid="0094744a"/>
    </style:style>
    <style:style style:name="T24" style:family="text">
      <style:text-properties officeooo:rsid="0095d800"/>
    </style:style>
    <style:style style:name="T25" style:family="text">
      <style:text-properties officeooo:rsid="0084e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<text:span text:style-name="T12">4</text:span> : <text:span text:style-name="T3">SpringSecurity</text:span></text:h>
      <text:p text:style-name="P8"/>
      <text:p text:style-name="P30">Cet TP permet de voir différentes implémentations de la sécurité</text:p>
      <text:p text:style-name="P30"/>
      <text:h text:style-name="P23" text:outline-level="1">4.1 <text:span text:style-name="T24">Configuration</text:span> </text:h>
      <text:p text:style-name="P34">Ajouter Spring Security <text:span text:style-name="T13">dans les dépendances du projet Web précédent</text:span></text:p>
      <text:p text:style-name="P33">Tester l'accès à l'application</text:p>
      <text:p text:style-name="P33"/>
      <text:p text:style-name="P31"><text:span text:style-name="T8">Ajouter une classe de Configuration de type </text:span><text:span text:style-name="T9">WebSecurityConfigurerAdapter </text:span><text:span text:style-name="T10">qui </text:span><text:span text:style-name="T8">:</text:span></text:p>
      <text:p text:style-name="P31"><text:span text:style-name="T24">Sur l’applicaton MVC Back-end </text:span></text:p>
      <text:list xml:id="list1164327374" text:style-name="L1">
        <text:list-item>
          <text:p text:style-name="P24"><text:span text:style-name="T25">Autorise l’accès à la page home</text:span></text:p>
        </text:list-item>
        <text:list-item>
          <text:p text:style-name="P26">Oblige une authentification pour toutes les autres pages</text:p>
        </text:list-item>
        <text:list-item>
          <text:p text:style-name="P27">Sur un logout réussi, retourner à la page home</text:p>
        </text:list-item>
      </text:list>
      <text:p text:style-name="P28"/>
      <text:p text:style-name="P36">Sur l’application REST</text:p>
      <text:list xml:id="list144960314343615" text:continue-numbering="true" text:style-name="L1">
        <text:list-item>
          <text:p text:style-name="P35">Autorise l’accès à swagger</text:p>
        </text:list-item>
        <text:list-item>
          <text:p text:style-name="P35">Nécessite une authentification pour les méthodes GET de l’api</text:p>
        </text:list-item>
        <text:list-item>
          <text:p text:style-name="P35">Nécessite le rôle ADMIN pour toutes les autres méthodes </text:p>
        </text:list-item>
      </text:list>
      <text:h text:style-name="P21" text:outline-level="1">4.<text:span text:style-name="T24">2</text:span> <text:span text:style-name="T24">Authentification Mémoire</text:span> </text:h>
      <text:h text:style-name="P38" text:outline-level="4">S<text:span text:style-name="T22">e définir des utilisateurs en mémoire permettant de vérifier les règles ACLs précédentes</text:span></text:h>
      <text:p text:style-name="P17"/>
      <text:p text:style-name="P15">Quels sont les filtres activés dans la chaîne de filtre ?</text:p>
      <text:p text:style-name="P14">Activer le debug <text:span text:style-name="T22">et effectuer des requêtes</text:span></text:p>
      <text:p text:style-name="P3"/>
      <text:h text:style-name="P39" text:outline-level="4">4.3 Authentification custom</text:h>
      <text:p text:style-name="P4">Sous le profil <text:span text:style-name="T6">domain</text:span><text:span text:style-name="T5">Security</text:span>, mettre en place une classe <text:span text:style-name="T11">implémentant </text:span><text:span text:style-name="T2">UserDetailService</text:span><text:span text:style-name="T11">, configurer l’authentification afin qu’elle utilise cette classe.</text:span></text:p>
      <text:p text:style-name="P7">La classe s’appuiera sur le bean <text:span text:style-name="T1">MemberRepository</text:span> développé dans les Tps précédents</text:p>
      <text:p text:style-name="P3"/>
      <text:h text:style-name="P41" text:outline-level="4">4.4 Authentification Jdbc (Optionnel)</text:h>
      <text:p text:style-name="P5">Sous le profil <text:span text:style-name="T7">jdbc</text:span><text:span text:style-name="T5">Security</text:span>, <text:span text:style-name="T15">configurer l’authentification en indiquant à Spring la requête à effectuer </text:span></text:p>
      <text:h text:style-name="P42" text:outline-level="4"><text:soft-page-break/></text:h>
      <text:h text:style-name="P22" text:outline-level="1">4.<text:span text:style-name="T24">5 JWT</text:span></text:h>
      <text:p text:style-name="P10">Ajouter la dépendance suivante :</text:p>
      <text:p text:style-name="P18"><text:span text:style-name="T16"><text:tab/><text:tab/></text:span><text:span text:style-name="T19">&lt;</text:span><text:span text:style-name="T20">dependency</text:span><text:span text:style-name="T19">&gt;</text:span></text:p>
      <text:p text:style-name="P19"><text:span text:style-name="T16"><text:s text:c="12"/></text:span><text:span text:style-name="T19">&lt;</text:span><text:span text:style-name="T20">groupId</text:span><text:span text:style-name="T19">&gt;</text:span><text:span text:style-name="T16">io.jsonwebtoken</text:span><text:span text:style-name="T19">&lt;/</text:span><text:span text:style-name="T20">groupId</text:span><text:span text:style-name="T19">&gt;</text:span></text:p>
      <text:p text:style-name="P19"><text:span text:style-name="T16"><text:s text:c="12"/></text:span><text:span text:style-name="T19">&lt;</text:span><text:span text:style-name="T20">artifactId</text:span><text:span text:style-name="T19">&gt;</text:span><text:span text:style-name="T18">jjwt</text:span><text:span text:style-name="T19">&lt;/</text:span><text:span text:style-name="T20">artifactId</text:span><text:span text:style-name="T19">&gt;</text:span></text:p>
      <text:p text:style-name="P20"><text:span text:style-name="T16"><text:s text:c="12"/></text:span><text:span text:style-name="T19">&lt;</text:span><text:span text:style-name="T20">version</text:span><text:span text:style-name="T19">&gt;</text:span><text:span text:style-name="T17">0.7.0</text:span><text:span text:style-name="T19">&lt;/</text:span><text:span text:style-name="T20">version</text:span><text:span text:style-name="T19">&gt;</text:span></text:p>
      <text:p text:style-name="P18"><text:span text:style-name="T16"><text:s text:c="8"/></text:span><text:span text:style-name="T19">&lt;/</text:span><text:span text:style-name="T20">dependency</text:span><text:span text:style-name="T19">&gt;</text:span></text:p>
      <text:p text:style-name="P9"/>
      <text:p text:style-name="P9"/>
      <text:p text:style-name="P11">Récupérer le code fourni, le regarder, le comprendre.</text:p>
      <text:p text:style-name="P29">Configurer la sécurité afin d’intégrer le filtre <text:span text:style-name="T1">JWTFilter</text:span> dans la <text:span text:style-name="T23">chaîne</text:span> de sécurité</text:p>
      <text:p text:style-name="P37"/>
      <text:p text:style-name="P11">Le test de fonctionnement peut s’effectuer via le script <text:span text:style-name="T1">jMeter</text:span> également fourni</text:p>
      <text:h text:style-name="P40" text:outline-level="4">4.6 Authentification via oAuth2</text:h>
      <text:p text:style-name="P12"/>
      <text:p text:style-name="P13">Voir les sources complets fourni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11-05T14:49:58.912114636</dc:date>
    <meta:editing-duration>P1DT18H5M13S</meta:editing-duration>
    <meta:editing-cycles>126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36" meta:character-count="1712" meta:non-whitespace-character-count="1466"/>
  </office:meta>
</office:document-meta>
</file>